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ffff00"/>
    </style:style>
    <style:style style:name="P2" style:family="paragraph" style:parent-style-name="Standard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new role in updateAgentManagerMap() under Strategizer.cpp</text:p>
      <text:p text:style-name="Standard"/>
      <text:p text:style-name="Standard">take one SCV from buildManager to scoutManager if there are more than 10 SCV and sountManager has none.</text:p>
      <text:p text:style-name="Standard"/>
      <text:p text:style-name="Standard">Add “/speed 0” to increase the speed to the top.</text:p>
      <text:p text:style-name="Standard"/>
      <text:p text:style-name="Standard">Add in the draw() in scoutManager.cpp to show whether the SCV is assigned.</text:p>
      <text:p text:style-name="Standard">Add void draw() in header file to let compiler know.</text:p>
      <text:p text:style-name="Standard">Add the namespace to scoutManager.cpp </text:p>
      <text:p text:style-name="Standard"/>
      <text:p text:style-name="Standard">//Display </text:p>
      <text:p text:style-name="Standard">Add scoutManager.draw() in Startegizer.cpp</text:p>
      <text:p text:style-name="Standard"><text:s/></text:p>
      <text:p text:style-name="Standard">//implement scoutManager.update()</text:p>
      <text:p text:style-name="Standard">Add an iterator</text:p>
      <text:p text:style-name="Standard">Include Common.h, Agent.h, Agents/State.h under scoutManager.cpp</text:p>
      <text:p text:style-name="Standard">Include BWTA.h under ActorAgent.cpp to make use of the map position/location finding</text:p>
      <text:p text:style-name="Standard">//Implement action part in update() under ActorAgent.cpp</text:p>
      <text:p text:style-name="P1">Add a ScoutState case, find enemy position use the getStartLocation() in BWTA. Move SCV to enemy locations by using unit.move(p)</text:p>
      <text:p text:style-name="P2">Copy the stuff in CombatManager state and put it under ScoutState c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sheng </meta:initial-creator>
    <meta:creation-date>2012-04-10T16:32:15</meta:creation-date>
    <dc:date>2012-04-10T17:23:06</dc:date>
    <dc:creator>diansheng </dc:creator>
    <meta:editing-duration>PT11M45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1" meta:paragraph-count="16" meta:word-count="130" meta:character-count="879" meta:non-whitespace-character-count="761"/>
  </office:meta>
</office:document-meta>
</file>